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margin-top="0cm" fo:margin-bottom="0.499cm"/>
    </style:style>
    <style:style style:name="P2" style:family="paragraph" style:parent-style-name="Text_20_body">
      <style:paragraph-properties fo:text-align="justify" style:justify-single-word="false"/>
      <style:text-properties style:font-name="Bitstream Charter" fo:font-size="11pt" fo:font-weight="bold" style:font-size-asian="11pt" style:font-weight-asian="bold" style:font-size-complex="11pt" style:font-weight-complex="bold"/>
    </style:style>
    <style:style style:name="P3" style:family="paragraph" style:parent-style-name="Text_20_body">
      <style:paragraph-properties fo:text-align="justify" style:justify-single-word="false"/>
      <style:text-properties style:font-name="Bitstream Charter" fo:font-size="11pt" style:font-size-asian="11pt" style:font-size-complex="11pt"/>
    </style:style>
    <style:style style:name="P4" style:family="paragraph" style:parent-style-name="Text_20_body">
      <style:paragraph-properties fo:text-align="justify" style:justify-single-word="false"/>
      <style:text-properties fo:color="#000000" style:font-name="Bitstream Charter" fo:font-size="11pt" style:font-size-asian="11pt" style:font-size-complex="11pt"/>
    </style:style>
    <style:style style:name="P5" style:family="paragraph" style:parent-style-name="Text_20_body" style:list-style-name="L1">
      <style:paragraph-properties fo:text-align="justify" style:justify-single-word="false"/>
      <style:text-properties fo:color="#000000" style:font-name="Bitstream Charter" fo:font-size="11pt" style:font-size-asian="11pt" style:font-size-complex="11pt"/>
    </style:style>
    <style:style style:name="P6" style:family="paragraph" style:parent-style-name="Text_20_body" style:list-style-name="L2">
      <style:paragraph-properties fo:text-align="justify" style:justify-single-word="false"/>
      <style:text-properties style:font-name="Bitstream Charter" fo:font-size="11pt" style:font-size-asian="11pt" style:font-size-complex="11pt"/>
    </style:style>
    <style:style style:name="P7" style:family="paragraph" style:parent-style-name="Standard">
      <style:text-properties style:font-name="Bitstream Charter" fo:font-size="10pt" fo:font-style="italic" style:font-size-asian="10pt" style:font-style-asian="italic" style:font-size-complex="10pt" style:font-style-complex="italic"/>
    </style:style>
    <style:style style:name="T1" style:family="text" style:parent-style-name="Strong_20_Emphasis">
      <style:text-properties style:font-name="Bitstream Charter" fo:font-size="11pt" style:font-size-asian="11pt" style:font-size-complex="11pt"/>
    </style:style>
    <style:style style:name="T2" style:family="text" style:parent-style-name="Strong_20_Emphasis">
      <style:text-properties fo:color="#000080" style:font-name="Bitstream Charter" fo:font-size="11pt" style:font-size-asian="11pt" style:font-size-complex="11pt"/>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ffffff"/>
    </style:style>
    <style:style style:name="T6" style:family="text">
      <style:text-properties fo:color="#ff0033"/>
    </style:style>
    <style:style style:name="T7" style:family="text">
      <style:text-properties fo:color="#000066"/>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Strong_20_Emphasis"><text:span text:style-name="Strong_20_Emphasis"><text:span text:style-name="Strong_20_Emphasis"><text:span text:style-name="Strong_20_Emphasis"><text:span text:style-name="T1">Droit des affaires : </text:span></text:span></text:span></text:span></text:span></text:span><text:span text:style-name="Strong_20_Emphasis"><text:span text:style-name="Strong_20_Emphasis"><text:span text:style-name="Strong_20_Emphasis"><text:span text:style-name="Strong_20_Emphasis"><text:span text:style-name="Strong_20_Emphasis"><text:span text:style-name="T2">La facturation</text:span></text:span></text:span></text:span></text:span></text:span></text:p>
      <text:p text:style-name="P2">I DOMAINE D'APPLICATION :</text:p>
      <text:p text:style-name="P3"><text:span text:style-name="T3">1/ Déclaration d'activité : </text:span><text:span text:style-name="T4">Toute personne assujettie à la taxe sur la valeur ajoutée doit : </text:span></text:p>
      <text:p text:style-name="P3"><text:span text:style-name="T4">1º Dans les quinze jours du commencement de ses opérations, souscrire une déclaration conforme au modèle fourni par l'administration. Une déclaration est également obligatoire en cas de cessation d'entreprise ;</text:span></text:p>
      <text:p text:style-name="P4">2º Fournir tous renseignements relatifs à son activité professionnelle ;</text:p>
      <text:p text:style-name="P4">3º Si elle ne tient pas habituellement une comptabilité permettant de déterminer son chiffre d'affaires, avoir un livre aux pages numérotées sur lequel elle inscrit, jour par jour, sans blanc ni rature, le montant de chacune de ses opérations, en distinguant, au besoin, ses opérations taxables et celles qui ne le sont pas.</text:p>
      <text:p text:style-name="P4"><text:line-break/>Chaque inscription doit indiquer la date, la désignation sommaire des objets vendus, du service rendu ou de l'opération imposable, ainsi que le prix de la vente ou de l'achat, ou le montant des courtages, commissions, remises, salaires, prix de location, intérêts, escomptes, agios ou autres profits (toutefois, les opérations au comptant peuvent être inscrites globalement à la fin de chaque journée lorsqu'elles sont inférieures à 76 euros pour les ventes au détail et les services rendus à des particuliers). Le montant des opérations inscrites sur le livre est totalisé à la fin du mois. Le livre-journal ou la comptabilité en tenant lieu, ainsi que les pièces justificatives des opérations effectuées par les redevables, notamment les factures d'achat, doivent être conservés (pour modalités voir l'article L 102 B du livre des procédures fiscales) ; les pièces justificatives relatives à des opérations ouvrant droit à une déduction doivent être d'origine ;</text:p>
      <text:p text:style-name="P4">4° Toutes justifications nécessaires à la fixation des opérations imposables. Les assujettis bénéficiant d'une franchise de taxe mentionnée à l'article 293 B sont dispensés des obligations mentionnées. Ils doivent toutefois tenir et, sur demande du service des impôts, présenter un registre récapitulé par année, présentant le détail de leurs achats, ainsi qu'un livre-journal servi au jour le jour et présentant le détail de leurs recettes professionnelles afférentes à ces opérations, appuyés des factures et de toutes autres pièces justificatives (C. G. I., article 286).</text:p>
      <text:p text:style-name="P3"><text:span text:style-name="T3">2/ Personnes soumises :</text:span><text:span text:style-name="T5"> </text:span><text:span text:style-name="T4">la facture est obligatoire entre professionnels. Il en est de même du cas du commissionnaire ou du mandataire. En revanche tel n'est pas le cas du courtier qui ne fait que rapprocher les parties à une opération.</text:span></text:p>
      <text:p text:style-name="P3"><text:span text:style-name="T3">3/ Domaines concernées :</text:span><text:span text:style-name="T6"> </text:span><text:span text:style-name="T4">Aussi bien la vente que les prestations de service doivent donner lieu à facturation (</text:span><text:span text:style-name="T7">C. com. art. L441-3</text:span><text:span text:style-name="T4">) (le dépôt-vente n'est pas soumis à l'obligation de facturation). En cas d'importation ou d'exportation, la facturation est exigible dès lors que la transaction a été réalisé sur le territoire français.</text:span></text:p>
      <text:p text:style-name="P2">II OBLIGATION DU VENDEUR ET DE L'ACHETEUR :</text:p>
      <text:p text:style-name="P3"><text:span text:style-name="T3">1/ Livraison de la facture :</text:span> <text:span text:style-name="T4">Le vendeur doit délivrer la facture dès la réalisation de la vente ou de la prestation de service (</text:span><text:span text:style-name="T7">C. com art. L 441-3, al. 2</text:span><text:span text:style-name="T4">). La livraison s'entend comme la remise matérielle de la chose ou pour une prestation de service la fin de l'exécution de la prestation. En cas de livraisons fréquentes et pour un faible montant, l'administration admet la facture récapitulative (Note de service DGCCRF n° 6032) selon trois conditions :</text:span><text:span text:style-name="T4"> que l'acheteur soit d'accord, que chaque vente fasse l'objet d'un bon de livraison, que l'usage de la facture récapitulative soit justifié par la fréquence et le faible montant des livraisons. La facture doit être écrite, en double exemplaire et supporte la voie télématique </text:span><text:span text:style-name="T7">(CGI art. 289 bis</text:span><text:span text:style-name="T4">).</text:span></text:p>
      <text:p text:style-name="P3"><text:span text:style-name="T4">Facturation périodique : La facture est, en principe, émise dès la réalisation de la livraison ou de la prestation de services. Elle peut toutefois être établie de manière périodique pour plusieurs livraisons de biens ou prestations de services distinctes réalisées entre l'assujetti et son client au titre du même mois civil. Cette facture est établie au plus tard à la fin de ce même mois. Le différé de facturation ne peut en aucun cas avoir pour effet de retarder la déclaration de la taxe exigible au titre des opérations facturées (</text:span><text:span text:style-name="T7">CGI art. 289</text:span><text:span text:style-name="T4">)</text:span></text:p>
      <text:p text:style-name="P3"><text:span text:style-name="T4">Enfin, une directive européenne autorise d'une part, l'établissement par le client, et d'autre part, la sous-traitance, "les factures peuvent être matériellement émises, au nom et pour le compte de l'assujetti, par son client ou par un tiers lorsque cet assujetti lui donne expressément un mandat écrit et préalable à cet effet" (</text:span><text:span text:style-name="T7">CGI art. 242 nonies</text:span><text:span text:style-name="T4">)</text:span></text:p>
      <text:p text:style-name="P3"><text:span text:style-name="T3">2/ Conservation de la facture :</text:span> <text:span text:style-name="T4">L'acheteur et le vendeur doivent conserver tous deux un exemplaire de la facture (</text:span><text:span text:style-name="T7">C. com. art. L. 441-3, al. 2</text:span><text:span text:style-name="T4">). Dès lors qu'il y a des copies ils doivent être fidèles aux originaux. Le délai de conservation est de trois ans à compter de la vente ou de la prestation (</text:span><text:span text:style-name="T7">Décret n° 86-1309 du 29 décembre 1986</text:span><text:span text:style-name="T4">). Mais deux articles viennent tempérer ce délai pour le porter à six ans et dix ans respectivent, il s'agit de l'article L 102 B du Code des procédures fiscales et l'article L 123-22, al. 2 Code de commerce) ;</text:span></text:p>
      <text:p text:style-name="P2">III CONTENTU DE LA FACTURE (mise à jour des dispositions communautaires) : </text:p>
      <text:p text:style-name="P3"><text:span text:style-name="T4">La facture doit mentionner la date de la prestation de service ou de la vente (</text:span><text:span text:style-name="T7">C. com. art. L. 441-3, al. 3</text:span><text:span text:style-name="T4">). Normalement, la date de la facture doit correspondre à la date de l'opération.</text:span></text:p>
      <text:p text:style-name="P3"><text:span text:style-name="T4">Pour le cas d'une société en nom collectif la facture doit indiquer immédiatement les lettres "SNC" ou "société en nom collectif" (</text:span><text:span text:style-name="T7">Décret n° 67-236 du 23 mars 1967</text:span><text:span text:style-name="T4">). S'il s'agit d'une société à responsabilité , la dénomination sociale doit être suivie immédiatement du mot "société à responsabilité limitée" ou "SARL" et du montant du capital (</text:span><text:span text:style-name="T7">Décret n° 67-236 du 23 mars 1967</text:span><text:span text:style-name="T4">). Il en est de même pour les sociétés par actions et pour les sociétés civiles. Toute personne immatriculée au registre du commerce et des sociétés doit mentionner sur ces factures : le n° d'identification de l'entreprise ; la mention RCS suivie du nom de la ville où se trouve le greffe de l'immatriculation. Si le vendeur est locataire-gérant, celui-ci doit l'indiquer sur la facture (</text:span><text:span text:style-name="T7">Décret n° 84-406 du 30 mai 1984</text:span><text:span text:style-name="T4">). L'article L. 441-3, al. 3 du Code de commerce stipule que le nom de l'entreprise doit figurer au côté de l'adresse. La facture doit indiquer le nom ou la raison sociale ainsi que l'adresse du vendeur (</text:span><text:span text:style-name="T7">C. com. art. L. 441-3, al. 3</text:span><text:span text:style-name="T4">). </text:span></text:p>
      <text:p text:style-name="P3"><text:span text:style-name="T4">L'emploi de la langue française est obligatoire pour les factures(</text:span><text:span text:style-name="T7">Loi n° 94-665 du 4 août 1994</text:span><text:span text:style-name="T4">).</text:span></text:p>
      <text:p text:style-name="P4">L'article L. 441-3, al. 3 du Code de commerce dispose que les factures doivent comporter la dénomination précise du produit, denrées ou marchandises vendus ou des services ou des services rendus. Le prix unitaire hors TVA des produits et services doit être mentionné.</text:p>
      <text:p text:style-name="P3"><text:span text:style-name="T4">Les montants figurant sur la facture peuvent être exprimés dans toute monnaie, pour autant que le montant de taxe à payer soit déterminé en euros. Toute réduction de prix acquise à la date de la vente ou de la prestation de services trouve place sur la facture. La facture mentionne également la date à laquelle le règlement doit intervenir. Elle précise les conditions d'escompte. La note de service de la DGCCRF n ° 5955 du 5 août 1993 décide que l'absence d'escompte doit être mentionnée sur la facture avec les conditions au recto sauf paiement comptant. La facture doit exiger la présence du taux des pénalités exigibles</text:span> <text:span text:style-name="T4">(de retard). Le règlement est réputé réalisé à la date à laquelle les fonds sont mis, par le client, à la disposition du bénéficiaire ou de son subrogé (</text:span><text:span text:style-name="T7">C. com., art. L441-3 al. 4</text:span><text:span text:style-name="T4">). Certains produits font l'objet d'une réglementation bien précise comme le décret n° 78-993 du 4 octobre 1978 qui dispose des ventes de véhicules automobiles.</text:span></text:p>
      <text:p text:style-name="P4">En résumé, les mentions suivantes et obligatoires doivent figurer sur celles-ci :</text:p>
      <text:list text:style-name="L1">
        <text:list-item>
          <text:p text:style-name="P5">La date de délivrance de la facture</text:p>
        </text:list-item>
        <text:list-item>
          <text:p text:style-name="P5">Le n° de la facture</text:p>
        </text:list-item>
        <text:list-item>
          <text:p text:style-name="P5">Le n° d'identification de l'assujetti</text:p>
        </text:list-item>
        <text:list-item>
          <text:p text:style-name="P5">Le n° d'identification du client</text:p>
        </text:list-item>
        <text:list-item>
          <text:p text:style-name="P5">Le nom et adresse du client et de l'assujetti et le n° d'immatriculation au RCS, la forme juridique et le capital social de l'assujetti.</text:p>
        </text:list-item>
        <text:list-item>
          <text:p text:style-name="P5">La quantité et la nature des biens livrés ou de la prestation de service</text:p>
        </text:list-item>
        <text:list-item>
          <text:p text:style-name="P5">La date de livraison de biens ou de la prestation de service</text:p>
        </text:list-item>
        <text:list-item>
          <text:p text:style-name="P5">Le prix hors taxe escompte, RRR</text:p>
        </text:list-item>
        <text:list-item>
          <text:p text:style-name="P5">Le taux de TVA appliqué</text:p>
        </text:list-item>
        <text:list-item>
          <text:p text:style-name="P5">Le montant de la taxe à payer </text:p>
        </text:list-item>
      </text:list>
      <text:p text:style-name="P4">Mais aussi</text:p>
      <text:list text:style-name="L2">
        <text:list-item>
          <text:p text:style-name="P6">Les conditions d'escomptes ou paiement comptant et le taux des pénalités (éventuelles) de retard.</text:p>
        </text:list-item>
      </text:list>
      <text:p text:style-name="P7">http://www.lextalleyrand.com/La_facturation.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Brice TEXIER</meta:initial-creator>
    <meta:creation-date>2007-01-31T12:08:13</meta:creation-date>
    <dc:creator>Brice TEXIER</dc:creator>
    <dc:date>2007-01-31T12:14:23</dc:date>
    <dc:language>fr-FR</dc:language>
    <meta:editing-cycles>3</meta:editing-cycles>
    <meta:editing-duration>PT6M12S</meta:editing-duration>
    <meta:user-defined meta:name="Info 1"/>
    <meta:user-defined meta:name="Info 2"/>
    <meta:user-defined meta:name="Info 3"/>
    <meta:user-defined meta:name="Info 4"/>
    <meta:document-statistic meta:table-count="0" meta:image-count="0" meta:object-count="0" meta:page-count="2" meta:paragraph-count="35" meta:word-count="1399" meta:character-count="8439"/>
  </office:meta>
</office:document-meta>
</file>